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0.178cm" fo:min-width="0cm"/>
    </style:style>
    <style:style style:name="gr2" style:family="graphic" style:parent-style-name="objectwithoutfill">
      <style:graphic-properties svg:stroke-width="0cm" svg:stroke-color="#33ff99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33ff99" draw:marker-end="Arrow" draw:marker-end-width="0.3cm" draw:fill="none" draw:textarea-vertical-align="middle"/>
    </style:style>
    <style:style style:name="gr5" style:family="graphic" style:parent-style-name="objectwithoutfill">
      <style:graphic-properties svg:stroke-width="0cm" svg:stroke-color="#ff3333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 style:list-style-name="L2">
      <style:graphic-properties draw:stroke="none" svg:stroke-color="#000000" draw:fill="none" draw:fill-color="#ffffff" fo:min-height="1.75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0.528cm" fo:min-width="1.692cm"/>
    </style:style>
    <style:style style:name="P1" style:family="paragraph">
      <style:paragraph-properties fo:text-align="center"/>
      <style:text-properties fo:font-size="12pt" style:font-size-asian="12pt" style:font-size-complex="18pt"/>
    </style:style>
    <style:style style:name="P2" style:family="paragraph">
      <loext:graphic-properties draw:fill-color="#ffffcc"/>
      <style:paragraph-properties fo:text-align="center"/>
      <style:text-properties fo:font-size="12pt" style:font-size-asian="12pt" style:font-size-complex="18pt"/>
    </style:style>
    <style:style style:name="P3" style:family="paragraph">
      <loext:graphic-properties draw:fill="none"/>
      <style:paragraph-properties fo:text-align="center"/>
      <style:text-properties fo:font-size="12pt" style:font-size-asian="12pt"/>
    </style:style>
    <style:style style:name="P4" style:family="paragraph">
      <style:paragraph-properties fo:text-align="center"/>
      <style:text-properties fo:font-size="12pt" style:font-size-asian="12pt"/>
    </style:style>
    <style:style style:name="P5" style:family="paragraph">
      <style:text-properties fo:font-size="12pt" style:font-size-asian="12pt"/>
    </style:style>
    <style:style style:name="P6" style:family="paragraph">
      <loext:graphic-properties draw:fill="none" draw:fill-color="#ffffff"/>
      <style:text-properties fo:font-size="12pt" style:font-size-asian="12pt"/>
    </style:style>
    <style:style style:name="P7" style:family="paragraph">
      <style:paragraph-properties fo:text-align="center"/>
    </style:style>
    <style:style style:name="P8" style:family="paragraph">
      <loext:graphic-properties draw:fill-color="#ffff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①, ②, ③, ...">
        <style:list-level-properties text:min-label-width="0.6cm"/>
        <style:text-properties style:use-window-font-color="true" fo:font-size="100%"/>
      </text:list-level-style-number>
      <text:list-level-style-number text:level="2" style:num-format="①, ②, ③, ...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format="①, ②, ③, ...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format="①, ②, ③, ...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format="①, ②, ③, ...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format="①, ②, ③, ...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format="①, ②, ③, ...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format="①, ②, ③, ...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format="①, ②, ③, ...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format="①, ②, ③, ...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標準">
        <draw:custom-shape draw:style-name="gr1" draw:text-style-name="P2" xml:id="id2" draw:id="id2" draw:layer="layout" svg:width="0.6cm" svg:height="0.6cm" svg:x="6.3cm" svg:y="7.9cm">
          <text:p text:style-name="P1">/request/___ <text:s text:c="26"/></text:p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" draw:text-style-name="P3" draw:layer="layout" draw:type="curve" svg:x1="9.9cm" svg:y1="5.75cm" svg:x2="6.6cm" svg:y2="7.9cm" draw:start-shape="id1" draw:start-glue-point="6" draw:end-shape="id2" draw:end-glue-point="4" svg:d="M9900 5750c-2200 0-3300 716-3300 2150" svg:viewBox="0 0 3301 2151">
          <text:p text:style-name="P4"/>
        </draw:connector>
        <draw:connector draw:style-name="gr3" draw:text-style-name="P3" draw:layer="layout" draw:type="curve" svg:x1="6.6cm" svg:y1="8.5cm" svg:x2="4.601cm" svg:y2="10.951cm" draw:start-shape="id2" draw:start-glue-point="8" draw:end-shape="id3" draw:end-glue-point="6" svg:d="M6600 8500c0 1426-1250 1187-1938 1444s-812 1007-61 1007" svg:viewBox="0 0 2511 2452">
          <text:p text:style-name="P4"/>
        </draw:connector>
        <draw:custom-shape draw:style-name="gr1" draw:text-style-name="P2" xml:id="id4" draw:id="id4" draw:layer="layout" svg:width="0.6cm" svg:height="0.6cm" svg:x="16.759cm" svg:y="7.901cm">
          <text:p text:style-name="P1"><text:s text:c="29"/>/response/___</text:p>
          <text:p text:style-name="P1"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3" draw:text-style-name="P3" draw:layer="layout" draw:type="curve" svg:x1="17.059cm" svg:y1="7.901cm" svg:x2="13cm" svg:y2="5.75cm" draw:start-shape="id4" draw:start-glue-point="4" draw:end-shape="id1" draw:end-glue-point="10" svg:d="M17059 7901c0-1434-1353-2151-4059-2151" svg:viewBox="0 0 4060 2152">
          <text:p text:style-name="P4"/>
        </draw:connector>
        <draw:connector draw:style-name="gr4" draw:text-style-name="P3" draw:layer="layout" draw:type="curve" svg:x1="7.701cm" svg:y1="10.951cm" svg:x2="9.536cm" svg:y2="11.002cm" draw:start-shape="id3" draw:start-glue-point="10" draw:end-shape="id5" draw:end-glue-point="6" svg:d="M7701 10951c1377 0 460 51 1835 51" svg:viewBox="0 0 1836 52">
          <text:p text:style-name="P4"/>
        </draw:connector>
        <draw:custom-shape draw:style-name="gr1" draw:text-style-name="P2" xml:id="id5" draw:id="id5" draw:layer="layout" svg:width="0.6cm" svg:height="0.6cm" svg:x="9.536cm" svg:y="10.702cm">
          <text:p text:style-name="P1"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3" draw:text-style-name="P3" draw:layer="layout" draw:type="curve" svg:x1="10.136cm" svg:y1="11.002cm" svg:x2="11.502cm" svg:y2="11.052cm" draw:start-shape="id5" draw:start-glue-point="10" draw:end-shape="id6" draw:end-glue-point="6" svg:d="M10136 11002c1026 0 343 50 1366 50" svg:viewBox="0 0 1367 51">
          <text:p text:style-name="P4"/>
        </draw:connector>
        <draw:connector draw:style-name="gr5" draw:text-style-name="P3" draw:layer="layout" draw:type="curve" svg:x1="6.151cm" svg:y1="10.401cm" svg:x2="16.759cm" svg:y2="8.201cm" draw:start-shape="id3" draw:start-glue-point="4" draw:end-shape="id4" draw:end-glue-point="6" svg:d="M6151 10401c0-1467 3536-2200 10608-2200" svg:viewBox="0 0 10609 2201">
          <text:p text:style-name="P4"/>
        </draw:connector>
        <draw:connector draw:style-name="gr4" draw:text-style-name="P3" draw:layer="layout" draw:type="curve" svg:x1="14.602cm" svg:y1="11.052cm" svg:x2="16.436cm" svg:y2="11cm" draw:start-shape="id6" draw:start-glue-point="10" draw:end-shape="id7" draw:end-glue-point="6" svg:d="M14602 11052c1377 0 460-52 1834-52" svg:viewBox="0 0 1835 53">
          <text:p text:style-name="P4"/>
        </draw:connector>
        <draw:custom-shape draw:style-name="gr1" draw:text-style-name="P2" xml:id="id7" draw:id="id7" draw:layer="layout" svg:width="0.6cm" svg:height="0.6cm" svg:x="16.436cm" svg:y="10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3" draw:text-style-name="P3" draw:layer="layout" draw:type="curve" svg:x1="17.036cm" svg:y1="11cm" svg:x2="18.303cm" svg:y2="11.053cm" draw:start-shape="id7" draw:start-glue-point="10" draw:end-shape="id8" draw:end-glue-point="6" svg:d="M17036 11000c951 0 318 53 1267 53" svg:viewBox="0 0 1268 54">
          <text:p/>
        </draw:connector>
        <draw:connector draw:style-name="gr5" draw:text-style-name="P3" draw:layer="layout" draw:type="curve" svg:x1="13.052cm" svg:y1="10.502cm" svg:x2="16.847cm" svg:y2="8.413cm" draw:start-shape="id6" draw:start-glue-point="4" draw:end-shape="id4" draw:end-glue-point="7" svg:d="M13052 10502c0-1500 3795-456 3795-2089" svg:viewBox="0 0 3796 2090">
          <text:p text:style-name="P4"/>
        </draw:connector>
        <draw:connector draw:style-name="gr5" draw:text-style-name="P3" draw:layer="layout" draw:type="curve" svg:x1="19.853cm" svg:y1="10.503cm" svg:x2="17.059cm" svg:y2="8.501cm" draw:start-shape="id8" draw:end-shape="id4" draw:end-glue-point="8" svg:d="M19853 10503c0-1500-2794-499-2794-2002" svg:viewBox="0 0 2795 2003">
          <text:p text:style-name="P4"><text:s text:c="51"/></text:p>
        </draw:connector>
        <draw:frame draw:style-name="gr6" draw:text-style-name="P6" draw:layer="layout" svg:width="8.8cm" svg:height="2.995cm" svg:x="8.6cm" svg:y="13.605cm">
          <draw:text-box>
            <text:list text:style-name="L2">
              <text:list-item>
                <text:p text:style-name="P5">各ノードは</text:p>
                <text:p text:style-name="P5">- 処理に成功した場合(緑)</text:p>
                <text:p text:style-name="P5">- 処理に失敗した場合(赤)</text:p>
                <text:p text:style-name="P5">に発行するトピックを別々に持つ</text:p>
              </text:list-item>
              <text:list-item>
                <text:p text:style-name="P5">処理に失敗Topicはstd_msgs/Boolとし値はFalse</text:p>
              </text:list-item>
            </text:list>
          </draw:text-box>
        </draw:frame>
        <draw:connector draw:style-name="gr2" draw:text-style-name="P3" draw:layer="layout" draw:type="curve" svg:x1="21.403cm" svg:y1="11.053cm" svg:x2="17.271cm" svg:y2="8.413cm" draw:start-shape="id8" draw:start-glue-point="10" draw:end-shape="id4" draw:end-glue-point="9" svg:d="M21403 11053c753 0 2819-2640-4132-2640" svg:viewBox="0 0 5012 2641">
          <text:p text:style-name="P4"/>
        </draw:connector>
        <draw:custom-shape draw:style-name="gr7" draw:text-style-name="P8" xml:id="id1" draw:id="id1" draw:layer="layout" svg:width="3.1cm" svg:height="1.1cm" svg:x="9.9cm" svg:y="5.2cm">
          <text:p text:style-name="P7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3.1cm" svg:height="1.1cm" svg:x="4.601cm" svg:y="10.401cm">
          <text:p text:style-name="P7">Node#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6" draw:id="id6" draw:layer="layout" svg:width="3.1cm" svg:height="1.1cm" svg:x="11.502cm" svg:y="10.502cm">
          <text:p text:style-name="P7">Node#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8" draw:id="id8" draw:layer="layout" svg:width="3.1cm" svg:height="1.1cm" svg:x="18.303cm" svg:y="10.503cm">
          <text:p text:style-name="P7">Node#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7T14:27:37.195331284</meta:creation-date>
    <dc:date>2019-08-27T15:14:14.822004167</dc:date>
    <meta:editing-duration>PT2M51S</meta:editing-duration>
    <meta:editing-cycles>2</meta:editing-cycles>
    <meta:generator>LibreOffice/5.1.6.2$Linux_X86_64 LibreOffice_project/10m0$Build-2</meta:generator>
    <meta:document-statistic meta:object-count="20"/>
  </office:meta>
</office:document-meta>
</file>